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439cm"/>
    </style:style>
    <style:style style:name="gr3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4" style:family="graphic" style:parent-style-name="standard">
      <style:graphic-properties draw:stroke-linejoin="none" draw:fill="hatch" draw:fill-hatch-name="Blue_20_Triple_20_90_20_Degrees" draw:fill-hatch-solid="false" draw:textarea-horizontal-align="justify" draw:textarea-vertical-align="middle" draw:auto-grow-height="false" fo:min-height="0.116cm" fo:min-width="0cm"/>
    </style:style>
    <style:style style:name="gr5" style:family="graphic" style:parent-style-name="standard">
      <style:graphic-properties draw:stroke-linejoin="none" draw:fill="hatch" draw:fill-hatch-name="Blue_20_Triple_20_90_20_Degrees" draw:fill-hatch-solid="fals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-linejoin="none" draw:fill="hatch" draw:fill-hatch-name="Blue_20_Triple_20_90_20_Degrees" draw:fill-hatch-solid="false" draw:textarea-horizontal-align="justify" draw:textarea-vertical-align="middle" draw:auto-grow-height="false" fo:min-height="0.033cm" fo:min-width="0cm"/>
    </style:style>
    <style:style style:name="gr7" style:family="graphic" style:parent-style-name="standard">
      <style:graphic-properties draw:stroke-linejoin="none" draw:fill="hatch" draw:fill-hatch-name="Blue_20_Triple_20_90_20_Degrees" draw:fill-hatch-solid="false" draw:textarea-horizontal-align="justify" draw:textarea-vertical-align="middle" draw:auto-grow-height="false" fo:min-height="0.122cm" fo:min-width="0cm"/>
    </style:style>
    <style:style style:name="gr8" style:family="graphic" style:parent-style-name="standard">
      <style:graphic-properties draw:stroke-linejoin="none" draw:fill="hatch" draw:fill-hatch-name="Blue_20_Triple_20_90_20_Degrees" draw:fill-hatch-solid="false" draw:textarea-horizontal-align="justify" draw:textarea-vertical-align="middle" draw:auto-grow-height="false" fo:min-height="0.039cm" fo:min-width="0cm"/>
    </style:style>
    <style:style style:name="gr9" style:family="graphic" style:parent-style-name="standard">
      <style:graphic-properties draw:fill="gradient" draw:fill-color="#0e0eff" draw:fill-gradient-name="Tango_20_Blue" draw:gradient-step-count="0" draw:textarea-horizontal-align="justify" draw:textarea-vertical-align="middle" draw:auto-grow-height="false" fo:min-height="0cm" fo:min-width="0.53cm"/>
    </style:style>
    <style:style style:name="gr10" style:family="graphic" style:parent-style-name="standard">
      <style:graphic-properties draw:fill="gradient" draw:fill-color="#0e0eff" draw:fill-gradient-name="Tango_20_Blue" draw:gradient-step-count="0" draw:textarea-horizontal-align="justify" draw:textarea-vertical-align="middle" draw:auto-grow-height="false" fo:min-height="0cm" fo:min-width="0.531cm"/>
    </style:style>
    <style:style style:name="gr11" style:family="graphic" style:parent-style-name="standard">
      <style:graphic-properties draw:stroke-linejoin="none" draw:fill="hatch" draw:fill-hatch-name="Blue_20_Triple_20_90_20_Degrees" draw:fill-hatch-solid="false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-linejoin="none" draw:fill="hatch" draw:fill-hatch-name="Blue_20_Triple_20_90_20_Degrees" draw:fill-hatch-solid="false" draw:textarea-horizontal-align="justify" draw:textarea-vertical-align="middle" draw:auto-grow-height="false" fo:min-height="0.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fo:font-size="9pt"/>
    </style:style>
    <style:style style:name="P6" style:family="paragraph">
      <loext:graphic-properties draw:fill="hatch" draw:fill-hatch-name="Blue_20_Triple_20_90_20_Degrees" draw:fill-hatch-solid="false"/>
      <style:paragraph-properties fo:text-align="center"/>
    </style:style>
    <style:style style:name="P7" style:family="paragraph">
      <loext:graphic-properties draw:fill="gradient" draw:fill-color="#0e0eff" draw:fill-gradient-name="Tango_20_Blue" draw:gradient-step-count="0"/>
      <style:paragraph-properties fo:text-align="center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fo:font-size="9pt"/>
    </style:style>
    <style:style style:name="T6" style:family="text">
      <style:text-properties fo:color="#000000" style:text-position="-33% 58%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7.1cm" svg:x2="6.7cm" svg:y2="6.2cm">
          <text:p/>
        </draw:line>
        <draw:line draw:style-name="gr1" draw:text-style-name="P1" draw:layer="layout" svg:x1="3.6cm" svg:y1="7.1cm" svg:x2="6.7cm" svg:y2="8.3cm">
          <text:p/>
        </draw:line>
        <draw:line draw:style-name="gr1" draw:text-style-name="P1" draw:layer="layout" svg:x1="3.6cm" svg:y1="7.1cm" svg:x2="6.752cm" svg:y2="10.561cm">
          <text:p/>
        </draw:line>
        <draw:line draw:style-name="gr1" draw:text-style-name="P1" draw:layer="layout" svg:x1="3.562cm" svg:y1="9.405cm" svg:x2="6.7cm" svg:y2="8.4cm">
          <text:p/>
        </draw:line>
        <draw:line draw:style-name="gr1" draw:text-style-name="P1" draw:layer="layout" svg:x1="3.6cm" svg:y1="9.4cm" svg:x2="6.708cm" svg:y2="10.61cm">
          <text:p/>
        </draw:line>
        <draw:line draw:style-name="gr1" draw:text-style-name="P1" draw:layer="layout" svg:x1="3.6cm" svg:y1="9.4cm" svg:x2="6.72cm" svg:y2="6.311cm">
          <text:p/>
        </draw:line>
        <draw:line draw:style-name="gr1" draw:text-style-name="P1" draw:layer="layout" svg:x1="1.222cm" svg:y1="7.112cm" svg:x2="2.846cm" svg:y2="7.092cm">
          <text:p/>
        </draw:line>
        <draw:line draw:style-name="gr1" draw:text-style-name="P1" draw:layer="layout" svg:x1="1.222cm" svg:y1="9.391cm" svg:x2="2.846cm" svg:y2="9.371cm">
          <text:p/>
        </draw:line>
        <draw:frame draw:style-name="gr2" draw:text-style-name="P2" draw:layer="layout" svg:width="1.138cm" svg:height="0.689cm" svg:x="1.402cm" svg:y="6.595cm">
          <draw:text-box>
            <text:p><text:span text:style-name="T1">x</text:span><text:span text:style-name="T2">1</text:span></text:p>
          </draw:text-box>
        </draw:frame>
        <draw:frame draw:style-name="gr2" draw:text-style-name="P2" draw:layer="layout" svg:width="1.138cm" svg:height="0.689cm" svg:x="1.402cm" svg:y="8.858cm">
          <draw:text-box>
            <text:p><text:span text:style-name="T1">x</text:span><text:span text:style-name="T2">2</text:span></text:p>
          </draw:text-box>
        </draw:frame>
        <draw:custom-shape draw:style-name="gr3" draw:text-style-name="P4" draw:layer="layout" svg:width="0.794cm" svg:height="0.794cm" svg:x="2.806cm" svg:y="6.7cm">
          <text:p text:style-name="P3"><text:span text:style-name="T3">i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94cm" svg:height="0.794cm" svg:x="2.806cm" svg:y="8.979cm">
          <text:p text:style-name="P3"><text:span text:style-name="T3">i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94cm" svg:height="0.794cm" svg:x="6.721cm" svg:y="5.821cm">
          <text:p text:style-name="P3"><text:span text:style-name="T5">h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94cm" svg:height="0.794cm" svg:x="6.721cm" svg:y="10.248cm">
          <text:p text:style-name="P3"><text:span text:style-name="T5">h</text:span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94cm" svg:height="0.794cm" svg:x="6.721cm" svg:y="8.035cm">
          <text:p text:style-name="P3"><text:span text:style-name="T5">h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94cm" svg:height="0.794cm" svg:x="10.5cm" svg:y="8cm">
          <text:p text:style-name="P3"><text:span text:style-name="T3">o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51cm" svg:y1="6.273cm" svg:x2="10.4cm" svg:y2="8.3cm">
          <text:p/>
        </draw:line>
        <draw:line draw:style-name="gr1" draw:text-style-name="P1" draw:layer="layout" svg:x1="7.545cm" svg:y1="8.423cm" svg:x2="10.4cm" svg:y2="8.4cm">
          <text:p/>
        </draw:line>
        <draw:line draw:style-name="gr1" draw:text-style-name="P1" draw:layer="layout" svg:x1="7.522cm" svg:y1="10.643cm" svg:x2="10.4cm" svg:y2="8.5cm">
          <text:p/>
        </draw:line>
        <draw:line draw:style-name="gr1" draw:text-style-name="P1" draw:layer="layout" svg:x1="11.3cm" svg:y1="8.4cm" svg:x2="12.924cm" svg:y2="8.38cm">
          <text:p/>
        </draw:line>
        <draw:g>
          <draw:g>
            <draw:custom-shape draw:style-name="gr4" draw:text-style-name="P6" draw:layer="layout" svg:width="0.064cm" svg:height="0.372cm" svg:x="6.002cm" svg:y="9.3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6.26cm" svg:y="9.45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0.063cm" svg:height="0.289cm" svg:x="6.089cm" svg:y="9.3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5cm" svg:height="0.207cm" svg:x="6.174cm" svg:y="9.41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" draw:text-style-name="P6" draw:layer="layout" svg:width="0.064cm" svg:height="0.372cm" svg:x="6.904cm" svg:y="9.328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6.646cm" svg:y="9.452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6" draw:layer="layout" svg:width="0.064cm" svg:height="0.289cm" svg:x="6.818cm" svg:y="9.37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5cm" svg:height="0.207cm" svg:x="6.73cm" svg:y="9.411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" draw:text-style-name="P7" draw:layer="layout" svg:width="1.03cm" svg:height="0.041cm" svg:x="5.97cm" svg:y="9.492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7" draw:layer="layout" svg:width="1.031cm" svg:height="0.041cm" svg:x="5.369cm" svg:y="7.94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0.064cm" svg:height="0.124cm" svg:x="5.401cm" svg:y="7.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0.064cm" svg:height="0.124cm" svg:x="5.401cm" svg:y="7.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0.064cm" svg:height="0.124cm" svg:x="6.303cm" svg:y="7.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4" draw:text-style-name="P6" draw:layer="layout" svg:width="0.064cm" svg:height="0.372cm" svg:x="4.402cm" svg:y="10.0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4.659cm" svg:y="10.15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0.064cm" svg:height="0.289cm" svg:x="4.488cm" svg:y="10.0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5cm" svg:height="0.207cm" svg:x="4.574cm" svg:y="10.11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" draw:text-style-name="P6" draw:layer="layout" svg:width="0.064cm" svg:height="0.372cm" svg:x="5.304cm" svg:y="10.028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5.046cm" svg:y="10.152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6" draw:layer="layout" svg:width="0.065cm" svg:height="0.289cm" svg:x="5.216cm" svg:y="10.07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207cm" svg:x="5.131cm" svg:y="10.111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" draw:text-style-name="P7" draw:layer="layout" svg:width="1.031cm" svg:height="0.041cm" svg:x="4.369cm" svg:y="10.192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4" draw:text-style-name="P6" draw:layer="layout" svg:width="0.064cm" svg:height="0.372cm" svg:x="4.602cm" svg:y="6.3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4.859cm" svg:y="6.45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0.064cm" svg:height="0.289cm" svg:x="4.688cm" svg:y="6.3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5cm" svg:height="0.207cm" svg:x="4.774cm" svg:y="6.41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" draw:text-style-name="P6" draw:layer="layout" svg:width="0.064cm" svg:height="0.372cm" svg:x="5.504cm" svg:y="6.328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5.246cm" svg:y="6.452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6" draw:layer="layout" svg:width="0.065cm" svg:height="0.289cm" svg:x="5.416cm" svg:y="6.37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207cm" svg:x="5.331cm" svg:y="6.411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" draw:text-style-name="P7" draw:layer="layout" svg:width="1.031cm" svg:height="0.041cm" svg:x="4.569cm" svg:y="6.492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4" draw:text-style-name="P6" draw:layer="layout" svg:width="0.064cm" svg:height="0.372cm" svg:x="5.502cm" svg:y="8.6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5.759cm" svg:y="8.75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0.064cm" svg:height="0.289cm" svg:x="5.588cm" svg:y="8.6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5cm" svg:height="0.207cm" svg:x="5.674cm" svg:y="8.71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" draw:text-style-name="P6" draw:layer="layout" svg:width="0.064cm" svg:height="0.372cm" svg:x="6.404cm" svg:y="8.628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6.146cm" svg:y="8.752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6" draw:layer="layout" svg:width="0.065cm" svg:height="0.289cm" svg:x="6.316cm" svg:y="8.67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207cm" svg:x="6.231cm" svg:y="8.711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" draw:text-style-name="P7" draw:layer="layout" svg:width="1.031cm" svg:height="0.041cm" svg:x="5.469cm" svg:y="8.792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4" draw:text-style-name="P6" draw:layer="layout" svg:width="0.064cm" svg:height="0.372cm" svg:x="8.733cm" svg:y="9.6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8.99cm" svg:y="9.75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0.064cm" svg:height="0.289cm" svg:x="8.819cm" svg:y="9.6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5cm" svg:height="0.207cm" svg:x="8.905cm" svg:y="9.71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7" draw:text-style-name="P6" draw:layer="layout" svg:width="0.064cm" svg:height="0.372cm" svg:x="9.635cm" svg:y="9.628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124cm" svg:x="9.377cm" svg:y="9.752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6" draw:layer="layout" svg:width="0.065cm" svg:height="0.289cm" svg:x="9.547cm" svg:y="9.67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207cm" svg:x="9.462cm" svg:y="9.711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" draw:text-style-name="P7" draw:layer="layout" svg:width="1.031cm" svg:height="0.041cm" svg:x="8.7cm" svg:y="9.792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5" draw:text-style-name="P6" draw:layer="layout" svg:width="0.065cm" svg:height="0.124cm" svg:x="5.903cm" svg:y="7.09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6" draw:layer="layout" svg:width="0.064cm" svg:height="0.29cm" svg:x="5.732cm" svg:y="7.0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5cm" svg:height="0.207cm" svg:x="5.818cm" svg:y="7.0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" draw:text-style-name="P7" draw:layer="layout" svg:width="1.031cm" svg:height="0.041cm" svg:x="5.7cm" svg:y="7.134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6" draw:layer="layout" svg:width="0.064cm" svg:height="0.124cm" svg:x="6.463cm" svg:y="7.094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6" draw:layer="layout" svg:width="0.064cm" svg:height="0.29cm" svg:x="6.634cm" svg:y="7.01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207cm" svg:x="6.548cm" svg:y="7.052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5" draw:text-style-name="P6" draw:layer="layout" svg:width="0.065cm" svg:height="0.124cm" svg:x="8.203cm" svg:y="7.39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6" draw:layer="layout" svg:width="0.064cm" svg:height="0.29cm" svg:x="8.032cm" svg:y="7.3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5cm" svg:height="0.207cm" svg:x="8.118cm" svg:y="7.3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" draw:text-style-name="P7" draw:layer="layout" svg:width="1.031cm" svg:height="0.041cm" svg:x="8cm" svg:y="7.434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6" draw:layer="layout" svg:width="0.064cm" svg:height="0.124cm" svg:x="8.763cm" svg:y="7.394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6" draw:layer="layout" svg:width="0.064cm" svg:height="0.29cm" svg:x="8.934cm" svg:y="7.31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207cm" svg:x="8.848cm" svg:y="7.352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5" draw:text-style-name="P6" draw:layer="layout" svg:width="0.065cm" svg:height="0.124cm" svg:x="8.417cm" svg:y="8.54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207cm" svg:x="8.332cm" svg:y="8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" draw:text-style-name="P7" draw:layer="layout" svg:width="1.031cm" svg:height="0.041cm" svg:x="8.3cm" svg:y="8.582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6" draw:layer="layout" svg:width="0.064cm" svg:height="0.124cm" svg:x="9.149cm" svg:y="8.542cm">
              <text:p/>
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064cm" svg:height="0.207cm" svg:x="9.234cm" svg:y="8.5cm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20-02-28T07:53:29.504863924</dc:date>
    <meta:editing-duration>PT58M4S</meta:editing-duration>
    <meta:editing-cycles>10</meta:editing-cycles>
    <meta:generator>LibreOffice/6.0.2.1$Linux_X86_64 LibreOffice_project/00m0$Build-1</meta:generator>
    <meta:document-statistic meta:object-count="113"/>
  </office:meta>
</office:document-meta>
</file>